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0" table:default-cell-style-name="Default"/>
        <table:table-row table:style-name="ro1">
          <table:table-cell table:number-columns-repeated="2"/>
          <table:table-cell office:value-type="string" calcext:value-type="string">
            <text:p>Zestaw →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2" calcext:value-type="float">
            <text:p>2</text:p>
          </table:table-cell>
          <table:table-cell table:number-columns-repeated="3"/>
          <table:table-cell table:number-columns-repeated="6" office:value-type="float" office:value="3" calcext:value-type="float">
            <text:p>3</text:p>
          </table:table-cell>
          <table:table-cell table:number-columns-repeated="3"/>
          <table:table-cell table:number-columns-repeated="8" office:value-type="float" office:value="4" calcext:value-type="float">
            <text:p>4</text:p>
          </table:table-cell>
          <table:table-cell table:number-columns-repeated="3"/>
          <table:table-cell table:number-columns-repeated="8" office:value-type="float" office:value="5" calcext:value-type="float">
            <text:p>5</text:p>
          </table:table-cell>
          <table:table-cell table:number-columns-repeated="3"/>
          <table:table-cell table:number-columns-repeated="6" office:value-type="float" office:value="7" calcext:value-type="float">
            <text:p>7</text:p>
          </table:table-cell>
          <table:table-cell table:number-columns-repeated="5"/>
          <table:table-cell table:number-columns-repeated="8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:</text:p>
          </table:table-cell>
          <table:table-cell/>
          <table:table-cell office:value-type="string" calcext:value-type="string">
            <text:p>Zadanie →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suma punktów:</text:p>
          </table:table-cell>
          <table:table-cell office:value-type="string" calcext:value-type="string">
            <text:p>l. zadań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uma punktów:</text:p>
          </table:table-cell>
          <table:table-cell office:value-type="string" calcext:value-type="string">
            <text:p>l. zadań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ma punktów:</text:p>
          </table:table-cell>
          <table:table-cell office:value-type="string" calcext:value-type="string">
            <text:p>l. zadań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uma punktów:</text:p>
          </table:table-cell>
          <table:table-cell office:value-type="string" calcext:value-type="string">
            <text:p>l. zadań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uma punktów:</text:p>
          </table:table-cell>
          <table:table-cell office:value-type="string" calcext:value-type="string">
            <text:p>l. zadań: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ma punktów:</text:p>
          </table:table-cell>
          <table:table-cell office:value-type="string" calcext:value-type="string">
            <text:p>l. zadań: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uma punktów:</text:p>
          </table:table-cell>
          <table:table-cell office:value-type="string" calcext:value-type="string">
            <text:p>l. zadań:</text:p>
          </table:table-cell>
        </table:table-row>
        <table:table-row table:style-name="ro1">
          <table:table-cell office:value-type="float" office:value="1999829" calcext:value-type="float">
            <text:p>1999829</text:p>
          </table:table-cell>
          <table:table-cell table:number-columns-repeated="2"/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7138" calcext:value-type="float">
            <text:p>1737138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645" calcext:value-type="float">
            <text:p>12526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582" calcext:value-type="float">
            <text:p>1222582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1251" calcext:value-type="float">
            <text:p>1521251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2434" calcext:value-type="float">
            <text:p>16424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517" calcext:value-type="float">
            <text:p>1023517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763" calcext:value-type="float">
            <text:p>1247763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524" calcext:value-type="float">
            <text:p>1013524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6458" calcext:value-type="float">
            <text:p>18664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296" calcext:value-type="float">
            <text:p>1124296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1976" calcext:value-type="float">
            <text:p>1331976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801" calcext:value-type="float">
            <text:p>1049801</text:p>
          </table:table-cell>
          <table:table-cell table:number-columns-repeated="2"/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575" calcext:value-type="float">
            <text:p>13065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132" calcext:value-type="float">
            <text:p>1925132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3929" calcext:value-type="float">
            <text:p>6183929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19696" calcext:value-type="float">
            <text:p>4619696</text:p>
          </table:table-cell>
          <table:table-cell table:number-columns-repeated="2"/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8299" calcext:value-type="float">
            <text:p>8398299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5052" calcext:value-type="float">
            <text:p>6925052</text:p>
          </table:table-cell>
          <table:table-cell table:number-columns-repeated="2"/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table:number-columns-repeated="3"/>
          <table:table-cell table:number-columns-repeated="1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11:16:39.801722676</meta:creation-date>
    <dc:date>2020-04-24T11:17:17.771121153</dc:date>
    <meta:editing-duration>PT38S</meta:editing-duration>
    <meta:editing-cycles>1</meta:editing-cycles>
    <meta:document-statistic meta:table-count="1" meta:cell-count="1436" meta:object-count="0"/>
    <meta:generator>LibreOffice/6.3.5.2$Linux_X86_64 LibreOffice_project/30$Build-2</meta:generator>
  </office:meta>
</office:document-meta>
</file>